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fo:color="#000000" loext:opacity="100%" fo:background-color="#fafafa"/>
    </style:style>
    <style:style style:name="P2" style:family="paragraph" style:parent-style-name="Standard">
      <style:paragraph-properties fo:margin-left="0cm" fo:margin-right="0cm" fo:text-indent="0cm" style:auto-text-indent="false"/>
      <style:text-properties fo:background-color="#fafafa"/>
    </style:style>
    <style:style style:name="P3" style:family="paragraph" style:parent-style-name="Standard">
      <style:text-properties fo:background-color="#fafafa"/>
    </style:style>
    <style:style style:name="P4" style:family="paragraph" style:parent-style-name="Standard">
      <style:paragraph-properties fo:margin-left="0cm" fo:margin-right="0cm" fo:text-indent="0cm" style:auto-text-indent="false"/>
      <style:text-properties fo:color="#008000" loext:opacity="100%" fo:background-color="#fafafa"/>
    </style:style>
    <style:style style:name="T1" style:family="text">
      <style:text-properties fo:color="#0000ff" loext:opacity="100%"/>
    </style:style>
    <style:style style:name="T2" style:family="text">
      <style:text-properties fo:color="#000000" loext:opacity="100%"/>
    </style:style>
    <style:style style:name="T3" style:family="text">
      <style:text-properties fo:color="#001188" loext:opacity="100%"/>
    </style:style>
    <style:style style:name="T4" style:family="text">
      <style:text-properties fo:color="#c72e0f" loext:opacity="100%"/>
    </style:style>
    <style:style style:name="T5" style:family="text">
      <style:text-properties fo:color="#008000" loext:opacity="100%"/>
    </style:style>
    <style:style style:name="T6" style:family="text">
      <style:text-properties fo:color="#098658" loext:opacity="100%"/>
    </style:style>
    <style:style style:name="T7" style:family="text">
      <style:text-properties fo:color="#bc8e1a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%scala</text:p>
      <text:p text:style-name="P2"><text:span text:style-name="T1">val</text:span><text:span text:style-name="T2"> </text:span><text:span text:style-name="T3">df2021</text:span><text:span text:style-name="T2"> = spark.read.format(</text:span><text:span text:style-name="T4">"csv"</text:span><text:span text:style-name="T2">)</text:span></text:p>
      <text:p text:style-name="P2"><text:span text:style-name="T2">  .option(</text:span><text:span text:style-name="T4">"header"</text:span><text:span text:style-name="T2">, </text:span><text:span text:style-name="T4">"true"</text:span><text:span text:style-name="T2">)</text:span></text:p>
      <text:p text:style-name="P2"><text:span text:style-name="T2">  .load(</text:span><text:span text:style-name="T4">"dbfs:/FileStore/tables/practica/world_happiness_report_2021.csv"</text:span><text:span text:style-name="T2">)</text:span></text:p>
      <text:p text:style-name="Standard"/>
      <text:p text:style-name="P2"><text:span text:style-name="T2">df2021.createOrReplaceTempView(</text:span><text:span text:style-name="T4">"world_happiness_report_2021"</text:span><text:span text:style-name="T2">)</text:span></text:p>
      <text:p text:style-name="Standard"/>
      <text:p text:style-name="P2"><text:span text:style-name="T1">val</text:span><text:span text:style-name="T2"> </text:span><text:span text:style-name="T3">dfOriginal</text:span><text:span text:style-name="T2"> = spark.read.format(</text:span><text:span text:style-name="T4">"csv"</text:span><text:span text:style-name="T2">)</text:span></text:p>
      <text:p text:style-name="P2"><text:span text:style-name="T2">  .option(</text:span><text:span text:style-name="T4">"header"</text:span><text:span text:style-name="T2">, </text:span><text:span text:style-name="T4">"true"</text:span><text:span text:style-name="T2">)</text:span></text:p>
      <text:p text:style-name="P2"><text:span text:style-name="T2">  .load(</text:span><text:span text:style-name="T4">"dbfs:/FileStore/tables/practica/world_happiness_report_2021.csv"</text:span><text:span text:style-name="T2">)</text:span></text:p>
      <text:p text:style-name="Standard"/>
      <text:p text:style-name="P2"><text:span text:style-name="T2">dfOriginal.createOrReplaceTempView(</text:span><text:span text:style-name="T4">"world_happiness"</text:span><text:span text:style-name="T2">)  </text:span><text:span text:style-name="T5">//[`world_happiness_2021`.`Country name`, `world_happiness_2021`.`Generosity`, `world_happiness_2021`.`lowerwhisker`, `world_happiness_2021`.`upperwhisker`, `world_happiness_2021`.`Ladder score`]</text:span></text:p>
      <text:p text:style-name="Standard"/>
      <text:p text:style-name="P4">// 1. ¿Cuál es el país más “feliz” del 2021 según la data?</text:p>
      <text:p text:style-name="P2"><text:span text:style-name="T1">val</text:span><text:span text:style-name="T2"> </text:span><text:span text:style-name="T3">happiestCountry2021</text:span><text:span text:style-name="T2"> = spark.</text:span><text:span text:style-name="T1">sql(</text:span><text:span text:style-name="T4">"</text:span><text:span text:style-name="T1">SELECT</text:span><text:span text:style-name="T2"> Country Name </text:span><text:span text:style-name="T1">FROM</text:span><text:span text:style-name="T2"> world_happiness_2021 </text:span><text:span text:style-name="T1">ORDER</text:span><text:span text:style-name="T2"> </text:span><text:span text:style-name="T1">BY</text:span><text:span text:style-name="T2"> LadderScore </text:span><text:span text:style-name="T1">DESC</text:span><text:span text:style-name="T2"> </text:span><text:span text:style-name="T1">LIMIT</text:span><text:span text:style-name="T2"> </text:span><text:span text:style-name="T6">1</text:span><text:span text:style-name="T4">"</text:span><text:span text:style-name="T2">)</text:span></text:p>
      <text:p text:style-name="P1">happiestCountry2021.show()</text:p>
      <text:p text:style-name="Standard"/>
      <text:p text:style-name="P4">// 2. ¿Cuál es el país más “feliz” del 2021 por continente según la data?</text:p>
      <text:p text:style-name="P2"><text:span text:style-name="T1">val</text:span><text:span text:style-name="T2"> </text:span><text:span text:style-name="T3">happiestCountryByContinent2021</text:span><text:span text:style-name="T2"> = spark.</text:span><text:span text:style-name="T1">sql(</text:span><text:span text:style-name="T4">"</text:span><text:span text:style-name="T1">SELECT</text:span><text:span text:style-name="T2"> Continent, Country name </text:span><text:span text:style-name="T1">FROM</text:span><text:span text:style-name="T2"> world_happiness_2021 </text:span><text:span text:style-name="T1">WHERE</text:span><text:span text:style-name="T2"> Ladder Score </text:span><text:span text:style-name="T1">IN</text:span><text:span text:style-name="T2"> (</text:span><text:span text:style-name="T1">SELECT</text:span><text:span text:style-name="T2"> </text:span><text:span text:style-name="T7">MAX(</text:span><text:span text:style-name="T2">Ladder Score) </text:span><text:span text:style-name="T1">FROM</text:span><text:span text:style-name="T2"> world_happiness_2021 </text:span><text:span text:style-name="T1">GROUP</text:span><text:span text:style-name="T2"> </text:span><text:span text:style-name="T1">BY</text:span><text:span text:style-name="T2"> Continent)</text:span><text:span text:style-name="T4">"</text:span><text:span text:style-name="T2">)</text:span></text:p>
      <text:p text:style-name="P1">happiestCountryByContinent2021.show()</text:p>
      <text:p text:style-name="Standard"/>
      <text:p text:style-name="P4">// 3. ¿Cuál es el país que más veces ocupó el primer lugar en todos los años?</text:p>
      <text:p text:style-name="P2"><text:span text:style-name="T1">val</text:span><text:span text:style-name="T2"> </text:span><text:span text:style-name="T3">countryRankCounts</text:span><text:span text:style-name="T2"> = spark.</text:span><text:span text:style-name="T1">sql(</text:span><text:span text:style-name="T4">"</text:span><text:span text:style-name="T1">SELECT</text:span><text:span text:style-name="T2"> Country name, </text:span><text:span text:style-name="T7">COUNT(</text:span><text:span text:style-name="T1">*</text:span><text:span text:style-name="T2">) </text:span><text:span text:style-name="T1">AS</text:span><text:span text:style-name="T2"> Rank Count </text:span><text:span text:style-name="T1">FROM</text:span><text:span text:style-name="T2"> world_happiness </text:span><text:span text:style-name="T1">GROUP</text:span><text:span text:style-name="T2"> </text:span><text:span text:style-name="T1">BY</text:span><text:span text:style-name="T2"> Country name </text:span><text:span text:style-name="T1">HAVING</text:span><text:span text:style-name="T2"> </text:span><text:span text:style-name="T7">MIN(</text:span><text:span text:style-name="T2">Rank) </text:span><text:span text:style-name="T1">=</text:span><text:span text:style-name="T2"> </text:span><text:span text:style-name="T6">1</text:span><text:span text:style-name="T4">"</text:span><text:span text:style-name="T2">)</text:span></text:p>
      <text:p text:style-name="P2"><text:span text:style-name="T1">val</text:span><text:span text:style-name="T2"> </text:span><text:span text:style-name="T3">countryWithMostFirstPlaces</text:span><text:span text:style-name="T2"> = countryRankCounts.orderBy($</text:span><text:span text:style-name="T4">"RankCount"</text:span><text:span text:style-name="T2">.desc).limit(</text:span><text:span text:style-name="T6">1</text:span><text:span text:style-name="T2">)</text:span></text:p>
      <text:p text:style-name="P1">countryWithMostFirstPlaces.show()</text:p>
      <text:p text:style-name="Standard"/>
      <text:p text:style-name="P4">// 4. ¿Qué puesto de Felicidad tiene el país con mayor GDP del 2020?</text:p>
      <text:p text:style-name="P2"><text:span text:style-name="T1">val</text:span><text:span text:style-name="T2"> </text:span><text:span text:style-name="T3">countryWithMaxGDP2020</text:span><text:span text:style-name="T2"> = spark.</text:span><text:span text:style-name="T1">sql(</text:span><text:span text:style-name="T4">"</text:span><text:span text:style-name="T1">SELECT</text:span><text:span text:style-name="T2"> Country name </text:span><text:span text:style-name="T1">FROM</text:span><text:span text:style-name="T2"> world_happiness </text:span><text:span text:style-name="T1">WHERE</text:span><text:span text:style-name="T2"> Year </text:span><text:span text:style-name="T1">=</text:span><text:span text:style-name="T2"> </text:span><text:span text:style-name="T6">2020</text:span><text:span text:style-name="T2"> </text:span><text:span text:style-name="T1">ORDER</text:span><text:span text:style-name="T2"> </text:span><text:span text:style-name="T1">BY</text:span><text:span text:style-name="T2"> GDP </text:span><text:span text:style-name="T1">DESC</text:span><text:span text:style-name="T2"> </text:span><text:span text:style-name="T1">LIMIT</text:span><text:span text:style-name="T2"> </text:span><text:span text:style-name="T6">1</text:span><text:span text:style-name="T4">"</text:span><text:span text:style-name="T2">)</text:span></text:p>
      <text:p text:style-name="P1">countryWithMaxGDP2020.show()</text:p>
      <text:p text:style-name="P4">// 5. ¿En qué porcentaje ha variado a nivel mundial el GDP promedio del 2020 respecto al 2021? ¿Aumentó o disminuyó?</text:p>
      <text:p text:style-name="P2"><text:span text:style-name="T1">val</text:span><text:span text:style-name="T2"> </text:span><text:span text:style-name="T3">avgGDP2020</text:span><text:span text:style-name="T2"> = spark.</text:span><text:span text:style-name="T1">sql(</text:span><text:span text:style-name="T4">"</text:span><text:span text:style-name="T1">SELECT</text:span><text:span text:style-name="T2"> </text:span><text:span text:style-name="T7">AVG(</text:span><text:span text:style-name="T2">GDP) </text:span><text:span text:style-name="T1">AS</text:span><text:span text:style-name="T2"> AvgGDP2020 </text:span><text:span text:style-name="T1">FROM</text:span><text:span text:style-name="T2"> world_happiness </text:span><text:span text:style-name="T1">WHERE</text:span><text:span text:style-name="T2"> Year </text:span><text:span text:style-name="T1">=</text:span><text:span text:style-name="T2"> </text:span><text:span text:style-name="T6">2020</text:span><text:span text:style-name="T4">"</text:span><text:span text:style-name="T2">)</text:span></text:p>
      <text:p text:style-name="P2"><text:span text:style-name="T1">val</text:span><text:span text:style-name="T2"> </text:span><text:span text:style-name="T3">avgGDP2021</text:span><text:span text:style-name="T2"> = spark.</text:span><text:span text:style-name="T1">sql(</text:span><text:span text:style-name="T4">"</text:span><text:span text:style-name="T1">SELECT</text:span><text:span text:style-name="T2"> </text:span><text:span text:style-name="T7">AVG(</text:span><text:span text:style-name="T2">GDP) </text:span><text:span text:style-name="T1">AS</text:span><text:span text:style-name="T2"> AvgGDP2021 </text:span><text:span text:style-name="T1">FROM</text:span><text:span text:style-name="T2"> world_happiness </text:span><text:span text:style-name="T1">WHERE</text:span><text:span text:style-name="T2"> Year </text:span><text:span text:style-name="T1">=</text:span><text:span text:style-name="T2"> </text:span><text:span text:style-name="T6">2021</text:span><text:span text:style-name="T4">"</text:span><text:span text:style-name="T2">)</text:span></text:p>
      <text:p text:style-name="P2"><text:span text:style-name="T1">val</text:span><text:span text:style-name="T2"> </text:span><text:span text:style-name="T3">percentChange</text:span><text:span text:style-name="T2"> = (avgGDP2021.first().getDouble(</text:span><text:span text:style-name="T6">0</text:span><text:span text:style-name="T2">) - avgGDP2020.first().getDouble(</text:span><text:span text:style-name="T6">0</text:span><text:span text:style-name="T2">)) / avgGDP2020.first().getDouble(</text:span><text:span text:style-name="T6">0</text:span><text:span text:style-name="T2">) * </text:span><text:span text:style-name="T6">100</text:span></text:p>
      <text:p text:style-name="P2"><text:span text:style-name="T1">if</text:span><text:span text:style-name="T2"> (percentChange &gt; </text:span><text:span text:style-name="T6">0</text:span><text:span text:style-name="T2">) {</text:span></text:p>
      <text:p text:style-name="P2"><text:span text:style-name="T2">    println(</text:span><text:span text:style-name="T4">s"El GDP promedio aumentó un </text:span><text:span text:style-name="T2">$percentChange</text:span><text:span text:style-name="T4">% a nivel mundial del 2020 al 2021."</text:span><text:span text:style-name="T2">)</text:span></text:p>
      <text:p text:style-name="P2"><text:span text:style-name="T2">} </text:span><text:span text:style-name="T1">else</text:span><text:span text:style-name="T2"> {</text:span></text:p>
      <text:p text:style-name="P2"><text:span text:style-name="T2">    println(</text:span><text:span text:style-name="T4">s"El GDP promedio disminuyó un </text:span><text:span text:style-name="T2">${math.abs(percentChange)}</text:span><text:span text:style-name="T4">% a nivel mundial del 2020 al 2021."</text:span><text:span text:style-name="T2">)</text:span></text:p>
      <text:p text:style-name="P1">}</text:p>
      <text:p text:style-name="Standard"/>
      <text:p text:style-name="P4"><text:soft-page-break/>// 6. ¿Cuál es el país con mayor expectativa de vida (“Healthy life expectancy at birth”)? Y ¿Cuánto tenía en ese indicador en el 2019?</text:p>
      <text:p text:style-name="P2"><text:span text:style-name="T1">val</text:span><text:span text:style-name="T2"> </text:span><text:span text:style-name="T3">countryWithMaxExpectancy</text:span><text:span text:style-name="T2"> = spark.</text:span><text:span text:style-name="T1">sql(</text:span><text:span text:style-name="T4">"</text:span><text:span text:style-name="T1">SELECT</text:span><text:span text:style-name="T2"> Country name, HealthyLifeExpectancy </text:span><text:span text:style-name="T1">FROM</text:span><text:span text:style-name="T2"> world_happiness </text:span><text:span text:style-name="T1">WHERE</text:span><text:span text:style-name="T2"> Year </text:span><text:span text:style-name="T1">=</text:span><text:span text:style-name="T2"> </text:span><text:span text:style-name="T6">2019</text:span><text:span text:style-name="T2"> </text:span><text:span text:style-name="T1">ORDER</text:span><text:span text:style-name="T2"> </text:span><text:span text:style-name="T1">BY</text:span><text:span text:style-name="T2"> HealthyLifeExpectancy </text:span><text:span text:style-name="T1">DESC</text:span><text:span text:style-name="T2"> </text:span><text:span text:style-name="T1">LIMIT</text:span><text:span text:style-name="T2"> </text:span><text:span text:style-name="T6">1</text:span><text:span text:style-name="T4">"</text:span><text:span text:style-name="T2">)</text:span></text:p>
      <text:p text:style-name="P1">countryWithMaxExpectancy.show()</text:p>
      <text:p text:style-name="P3"/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3-10T19:34:03.091000000</meta:creation-date>
    <dc:date>2024-03-10T19:35:14.772000000</dc:date>
    <meta:editing-duration>PT1M13S</meta:editing-duration>
    <meta:editing-cycles>1</meta:editing-cycles>
    <meta:document-statistic meta:table-count="0" meta:image-count="0" meta:object-count="0" meta:page-count="2" meta:paragraph-count="34" meta:word-count="301" meta:character-count="2675" meta:non-whitespace-character-count="2391"/>
    <meta:generator>LibreOffice/7.6.2.1$Windows_X86_64 LibreOffice_project/56f7684011345957bbf33a7ee678afaf4d2ba333</meta:generator>
  </office:meta>
</office:document-meta>
</file>